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13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213cm" fo:min-width="0cm"/>
    </style:style>
    <style:style style:name="gr3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 fo:min-height="0.213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-color="#00cc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dd4814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color="#ff3333" draw:marker-end="" draw:marker-end-width="0.3cm" draw:fill="none" draw:textarea-vertical-align="middle"/>
    </style:style>
    <style:style style:name="gr1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2" style:family="graphic" style:parent-style-name="standard">
      <style:graphic-properties draw:fill-color="#3399ff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svg:stroke-color="#00ccff" draw:fill="none" draw:textarea-vertical-align="middle"/>
    </style:style>
    <style:style style:name="gr14" style:family="graphic" style:parent-style-name="standard">
      <style:graphic-properties draw:fill-color="#33ff99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svg:stroke-color="#66ff99" draw:fill="none" draw:textarea-vertical-align="middle"/>
    </style:style>
    <style:style style:name="gr16" style:family="graphic" style:parent-style-name="objectwithoutfill">
      <style:graphic-properties svg:stroke-color="#00ff66"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66ff99" draw:marker-end="Arrow" draw:marker-end-width="0.3cm" draw:fill="none" draw:textarea-vertical-align="middle"/>
    </style:style>
    <style:style style:name="gr18" style:family="graphic" style:parent-style-name="standard">
      <style:graphic-properties draw:fill-color="#ff3333" draw:textarea-horizontal-align="justify" draw:textarea-vertical-align="middle" draw:auto-grow-height="false" fo:min-height="0.272cm" fo:min-width="0.022cm"/>
    </style:style>
    <style:style style:name="gr19" style:family="graphic" style:parent-style-name="standard">
      <style:graphic-properties draw:textarea-horizontal-align="justify" draw:textarea-vertical-align="middle" draw:auto-grow-height="false" fo:min-height="0.272cm" fo:min-width="0.022cm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objectwithoutfill">
      <style:graphic-properties svg:stroke-color="#ff3333" draw:fill="none" draw:textarea-vertical-align="middle"/>
    </style:style>
    <style:style style:name="gr22" style:family="graphic" style:parent-style-name="objectwithoutfill">
      <style:graphic-properties svg:stroke-color="#00cccc" draw:fill="none" draw:textarea-vertical-align="middle"/>
    </style:style>
    <style:style style:name="gr23" style:family="graphic" style:parent-style-name="objectwithoutfill">
      <style:graphic-properties svg:stroke-color="#0066ff" draw:fill="none" draw:textarea-vertical-align="middle"/>
    </style:style>
    <style:style style:name="gr24" style:family="graphic" style:parent-style-name="standard">
      <style:graphic-properties draw:stroke="dash" draw:stroke-dash="Fine_20_Dashed" svg:stroke-width="0.028cm" svg:stroke-color="#ff3333" draw:marker-start-width="0.242cm" draw:marker-end-width="0.242cm" draw:fill="none" draw:opacity="50%" draw:opacity-name="" draw:textarea-horizontal-align="justify" draw:textarea-vertical-align="top" draw:auto-grow-height="false" fo:min-height="6.129cm" fo:min-width="7.56cm" fo:padding-top="0.139cm" fo:padding-bottom="0.139cm" fo:padding-left="0.264cm" fo:padding-right="0.264cm"/>
    </style:style>
    <style:style style:name="P1" style:family="paragraph">
      <style:paragraph-properties fo:text-align="center"/>
      <style:text-properties fo:font-size="6pt"/>
    </style:style>
    <style:style style:name="P2" style:family="paragraph">
      <style:paragraph-properties fo:text-align="center"/>
    </style:style>
    <style:style style:name="P3" style:family="paragraph">
      <loext:graphic-properties draw:fill-color="#ff3333"/>
      <style:paragraph-properties fo:text-align="center"/>
      <style:text-properties fo:font-size="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cc00"/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-color="#dd4814"/>
      <style:paragraph-properties fo:text-align="center"/>
    </style:style>
    <style:style style:name="P7" style:family="paragraph">
      <loext:graphic-properties draw:fill-color="#3399ff"/>
      <style:paragraph-properties fo:text-align="center"/>
    </style:style>
    <style:style style:name="P8" style:family="paragraph">
      <loext:graphic-properties draw:fill-color="#33ff99"/>
      <style:paragraph-properties fo:text-align="center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 draw:opacity="50%"/>
      <style:paragraph-properties fo:text-align="start"/>
      <style:text-properties fo:font-size="9pt" style:font-size-asian="9pt" style:font-size-complex="9pt"/>
    </style:style>
    <style:style style:name="T1" style:family="text">
      <style:text-properties fo:font-size="6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63cm" svg:height="0.463cm" svg:x="3.505cm" svg:y="5.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463cm" svg:height="0.463cm" svg:x="5.01cm" svg:y="5.97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463cm" svg:height="0.463cm" svg:x="6.547cm" svg:y="5.95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0.463cm" svg:height="0.463cm" svg:x="8.169cm" svg:y="5.936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0.601cm" svg:height="0.576cm" svg:x="4.073cm" svg:y="2.806cm">
          <text:p text:style-name="P2"><text:span text:style-name="T1">m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xml:id="id8" draw:id="id8" draw:layer="layout" svg:width="0.463cm" svg:height="0.463cm" svg:x="3.505cm" svg:y="5.97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0.618cm" svg:height="0.52cm" svg:x="6.97cm" svg:y="2.835cm">
          <text:p text:style-name="P2"><text:span text:style-name="T1">b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4" draw:layer="layout" draw:type="line" svg:x1="6.279cm" svg:y1="4.717cm" svg:x2="5.241cm" svg:y2="5.97cm" draw:start-shape="id1" draw:start-glue-point="2" draw:end-shape="id2" draw:end-glue-point="0" svg:d="M6279 4717l-1038 1253" svg:viewBox="0 0 1039 1254">
          <text:p/>
        </draw:connector>
        <draw:connector draw:style-name="gr6" draw:text-style-name="P4" draw:layer="layout" draw:type="line" svg:x1="7.597cm" svg:y1="4.705cm" svg:x2="6.778cm" svg:y2="5.953cm" draw:start-shape="id3" draw:start-glue-point="2" draw:end-shape="id4" draw:end-glue-point="0" svg:d="M7597 4705l-819 1248" svg:viewBox="0 0 820 1249">
          <text:p/>
        </draw:connector>
        <draw:connector draw:style-name="gr6" draw:text-style-name="P4" draw:layer="layout" draw:type="line" svg:x1="7.597cm" svg:y1="4.705cm" svg:x2="8.4cm" svg:y2="5.936cm" draw:start-shape="id3" draw:start-glue-point="2" draw:end-shape="id5" draw:end-glue-point="0" svg:d="M7597 4705l803 1231" svg:viewBox="0 0 804 1232">
          <text:p/>
        </draw:connector>
        <draw:polygon draw:style-name="gr7" draw:text-style-name="P4" draw:layer="layout" svg:width="4.516cm" svg:height="6.302cm" draw:transform="rotate (-1.5707963267949) translate (9.289cm 2.38099999999999cm)" svg:viewBox="0 0 4517 6303" draw:points="151,6293 4517,6293 4517,0 2372,0 2372,3808 0,3808 0,6303 161,6303">
          <text:p/>
        </draw:polygon>
        <draw:custom-shape draw:style-name="gr8" draw:text-style-name="P5" xml:id="id12" draw:id="id12" draw:layer="layout" svg:width="0.444cm" svg:height="0.478cm" svg:x="6.588cm" svg:y="7.98cm">
          <text:p text:style-name="P2"><text:span text:style-name="T2">Pri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xml:id="id7" draw:id="id7" draw:layer="layout" svg:width="0.153cm" svg:height="0.148cm" svg:x="4.3cm" svg:y="4.60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9" draw:id="id9" draw:layer="layout" svg:width="0.153cm" svg:height="0.148cm" svg:x="5.445cm" svg:y="4.5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0" draw:id="id10" draw:layer="layout" svg:width="0.153cm" svg:height="0.148cm" svg:x="6.666cm" svg:y="4.569cm">
          <text:p/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line" svg:x1="4.374cm" svg:y1="3.382cm" svg:x2="4.376cm" svg:y2="4.606cm" draw:start-shape="id6" draw:start-glue-point="7" draw:end-shape="id7" draw:end-glue-point="0" svg:d="M4374 3382l2 1224" svg:viewBox="0 0 3 1225">
          <text:p/>
        </draw:connector>
        <draw:connector draw:style-name="gr11" draw:text-style-name="P4" draw:layer="layout" draw:type="line" svg:x1="4.376cm" svg:y1="4.754cm" svg:x2="3.736cm" svg:y2="5.97cm" draw:start-shape="id7" draw:start-glue-point="2" draw:end-shape="id8" draw:end-glue-point="0" svg:d="M4376 4754l-640 1216" svg:viewBox="0 0 641 1217">
          <text:p/>
        </draw:connector>
        <draw:connector draw:style-name="gr11" draw:text-style-name="P4" draw:layer="layout" draw:type="line" svg:x1="4.376cm" svg:y1="4.754cm" svg:x2="5.241cm" svg:y2="5.97cm" draw:start-shape="id7" draw:start-glue-point="2" draw:end-shape="id2" svg:d="M4376 4754l865 1216" svg:viewBox="0 0 866 1217">
          <text:p/>
        </draw:connector>
        <draw:connector draw:style-name="gr10" draw:text-style-name="P4" draw:layer="layout" draw:type="line" svg:x1="4.374cm" svg:y1="3.382cm" svg:x2="5.521cm" svg:y2="4.585cm" draw:start-shape="id6" draw:start-glue-point="7" draw:end-shape="id9" draw:end-glue-point="0" svg:d="M4374 3382l1147 1203" svg:viewBox="0 0 1148 1204">
          <text:p/>
        </draw:connector>
        <draw:connector draw:style-name="gr11" draw:text-style-name="P4" draw:layer="layout" draw:type="line" svg:x1="5.521cm" svg:y1="4.733cm" svg:x2="3.736cm" svg:y2="5.97cm" draw:start-shape="id9" draw:start-glue-point="2" draw:end-shape="id8" draw:end-glue-point="0" svg:d="M5521 4733l-1785 1237" svg:viewBox="0 0 1786 1238">
          <text:p/>
        </draw:connector>
        <draw:connector draw:style-name="gr11" draw:text-style-name="P4" draw:layer="layout" draw:type="line" svg:x1="5.521cm" svg:y1="4.733cm" svg:x2="6.778cm" svg:y2="5.953cm" draw:start-shape="id9" draw:start-glue-point="2" draw:end-shape="id4" draw:end-glue-point="0" svg:d="M5521 4733l1257 1220" svg:viewBox="0 0 1258 1221">
          <text:p/>
        </draw:connector>
        <draw:connector draw:style-name="gr10" draw:text-style-name="P4" draw:layer="layout" draw:type="line" svg:x1="4.374cm" svg:y1="3.382cm" svg:x2="6.742cm" svg:y2="4.569cm" draw:start-shape="id6" draw:start-glue-point="7" draw:end-shape="id10" draw:end-glue-point="0" svg:d="M4374 3382l2368 1187" svg:viewBox="0 0 2369 1188">
          <text:p/>
        </draw:connector>
        <draw:connector draw:style-name="gr11" draw:text-style-name="P4" draw:layer="layout" draw:type="line" svg:x1="6.742cm" svg:y1="4.717cm" svg:x2="3.736cm" svg:y2="5.97cm" draw:start-shape="id10" draw:start-glue-point="2" draw:end-shape="id8" draw:end-glue-point="0" svg:d="M6742 4717l-3006 1253" svg:viewBox="0 0 3007 1254">
          <text:p/>
        </draw:connector>
        <draw:connector draw:style-name="gr11" draw:text-style-name="P4" draw:layer="layout" draw:type="line" svg:x1="6.742cm" svg:y1="4.717cm" svg:x2="8.4cm" svg:y2="5.936cm" draw:start-shape="id10" draw:start-glue-point="2" draw:end-shape="id5" draw:end-glue-point="0" svg:d="M6742 4717l1658 1219" svg:viewBox="0 0 1659 1220">
          <text:p/>
        </draw:connector>
        <draw:custom-shape draw:style-name="gr12" draw:text-style-name="P7" xml:id="id1" draw:id="id1" draw:layer="layout" svg:width="0.153cm" svg:height="0.148cm" svg:x="6.203cm" svg:y="4.569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6.279cm" svg:y1="4.717cm" svg:x2="6.748cm" svg:y2="5.953cm" draw:start-shape="id1" draw:start-glue-point="2" svg:d="M6279 4717l469 1236" svg:viewBox="0 0 470 1237">
          <text:p/>
        </draw:connector>
        <draw:custom-shape draw:style-name="gr12" draw:text-style-name="P7" xml:id="id3" draw:id="id3" draw:layer="layout" svg:width="0.153cm" svg:height="0.148cm" svg:x="7.521cm" svg:y="4.557cm">
          <text:p/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type="line" svg:x1="7.279cm" svg:y1="3.355cm" svg:x2="6.279cm" svg:y2="4.569cm" draw:start-shape="id11" draw:start-glue-point="7" draw:end-shape="id1" draw:end-glue-point="0" svg:d="M7279 3355l-1000 1214" svg:viewBox="0 0 1001 1215">
          <text:p/>
        </draw:connector>
        <draw:connector draw:style-name="gr13" draw:text-style-name="P4" draw:layer="layout" draw:type="line" svg:x1="7.279cm" svg:y1="3.355cm" svg:x2="7.597cm" svg:y2="4.557cm" draw:start-shape="id11" draw:start-glue-point="7" draw:end-shape="id3" draw:end-glue-point="0" svg:d="M7279 3355l318 1202" svg:viewBox="0 0 319 1203">
          <text:p/>
        </draw:connector>
        <draw:custom-shape draw:style-name="gr14" draw:text-style-name="P8" xml:id="id13" draw:id="id13" draw:layer="layout" svg:width="0.153cm" svg:height="0.148cm" svg:x="6.732cm" svg:y="7.54cm">
          <text:p/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line" svg:x1="6.81cm" svg:y1="7.98cm" svg:x2="6.808cm" svg:y2="7.688cm" draw:start-shape="id12" draw:start-glue-point="4" draw:end-shape="id13" draw:end-glue-point="2" svg:d="M6810 7980l-2-292" svg:viewBox="0 0 3 293">
          <text:p/>
        </draw:connector>
        <draw:connector draw:style-name="gr16" draw:text-style-name="P4" draw:layer="layout" draw:type="line" svg:x1="6.808cm" svg:y1="7.54cm" svg:x2="5.241cm" svg:y2="6.433cm" draw:start-shape="id13" draw:start-glue-point="0" draw:end-shape="id2" draw:end-glue-point="2" svg:d="M6808 7540l-1567-1107" svg:viewBox="0 0 1568 1108">
          <text:p/>
        </draw:connector>
        <draw:connector draw:style-name="gr17" draw:text-style-name="P4" draw:layer="layout" draw:type="line" svg:x1="6.808cm" svg:y1="7.54cm" svg:x2="6.778cm" svg:y2="6.416cm" draw:start-shape="id13" draw:start-glue-point="0" draw:end-shape="id4" draw:end-glue-point="2" svg:d="M6808 7540l-30-1124" svg:viewBox="0 0 31 1125">
          <text:p/>
        </draw:connector>
        <draw:connector draw:style-name="gr17" draw:text-style-name="P4" draw:layer="layout" draw:type="line" svg:x1="6.808cm" svg:y1="7.54cm" svg:x2="8.4cm" svg:y2="6.399cm" draw:start-shape="id13" draw:start-glue-point="0" draw:end-shape="id5" svg:d="M6808 7540l1592-1141" svg:viewBox="0 0 1593 1142">
          <text:p/>
        </draw:connector>
        <draw:custom-shape draw:style-name="gr18" draw:text-style-name="P9" xml:id="id15" draw:id="id15" draw:layer="layout" svg:width="0.738cm" svg:height="0.738cm" svg:x="3.532cm" svg:y="15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16" draw:id="id16" draw:layer="layout" svg:width="0.738cm" svg:height="0.738cm" svg:x="6.916cm" svg:y="1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17" draw:id="id17" draw:layer="layout" svg:width="0.738cm" svg:height="0.738cm" svg:x="9.902cm" svg:y="15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21" draw:id="id21" draw:layer="layout" svg:width="0.738cm" svg:height="0.738cm" svg:x="12.832cm" svg:y="15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14" draw:id="id14" draw:layer="layout" svg:width="0.567cm" svg:height="0.397cm" svg:x="4.533cm" svg:y="11.38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2" xml:id="id18" draw:id="id18" draw:layer="layout" svg:width="0.567cm" svg:height="0.397cm" svg:x="6.593cm" svg:y="11.3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2" xml:id="id19" draw:id="id19" draw:layer="layout" svg:width="0.567cm" svg:height="0.397cm" svg:x="8.823cm" svg:y="11.34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2" xml:id="id20" draw:id="id20" draw:layer="layout" svg:width="0.567cm" svg:height="0.397cm" svg:x="11.582cm" svg:y="11.3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1" draw:text-style-name="P4" draw:layer="layout" draw:type="line" svg:x1="4.817cm" svg:y1="11.781cm" svg:x2="3.901cm" svg:y2="15.768cm" draw:start-shape="id14" draw:start-glue-point="7" draw:end-shape="id15" draw:end-glue-point="4" svg:d="M4817 11781l-916 3987" svg:viewBox="0 0 917 3988">
          <text:p/>
        </draw:connector>
        <draw:connector draw:style-name="gr22" draw:text-style-name="P4" draw:layer="layout" draw:type="line" svg:x1="4.817cm" svg:y1="11.781cm" svg:x2="7.285cm" svg:y2="15.75cm" draw:start-shape="id14" draw:start-glue-point="7" draw:end-shape="id16" draw:end-glue-point="4" svg:d="M4817 11781l2468 3969" svg:viewBox="0 0 2469 3970">
          <text:p/>
        </draw:connector>
        <draw:connector draw:style-name="gr22" draw:text-style-name="P4" draw:layer="layout" draw:type="line" svg:x1="4.817cm" svg:y1="11.781cm" svg:x2="10.271cm" svg:y2="15.731cm" draw:start-shape="id14" draw:start-glue-point="7" draw:end-shape="id17" draw:end-glue-point="4" svg:d="M4817 11781l5454 3950" svg:viewBox="0 0 5455 3951">
          <text:p/>
        </draw:connector>
        <draw:connector draw:style-name="gr21" draw:text-style-name="P4" draw:layer="layout" draw:type="line" svg:x1="6.877cm" svg:y1="11.724cm" svg:x2="3.901cm" svg:y2="15.768cm" draw:start-shape="id18" draw:start-glue-point="7" draw:end-shape="id15" draw:end-glue-point="4" svg:d="M6877 11724l-2976 4044" svg:viewBox="0 0 2977 4045">
          <text:p/>
        </draw:connector>
        <draw:connector draw:style-name="gr22" draw:text-style-name="P4" draw:layer="layout" draw:type="line" svg:x1="6.877cm" svg:y1="11.724cm" svg:x2="7.285cm" svg:y2="15.75cm" draw:start-shape="id18" draw:start-glue-point="7" draw:end-shape="id16" draw:end-glue-point="4" svg:d="M6877 11724l408 4026" svg:viewBox="0 0 409 4027">
          <text:p/>
        </draw:connector>
        <draw:connector draw:style-name="gr22" draw:text-style-name="P4" draw:layer="layout" draw:type="line" svg:x1="6.877cm" svg:y1="11.724cm" svg:x2="10.271cm" svg:y2="15.731cm" draw:start-shape="id18" draw:start-glue-point="7" draw:end-shape="id17" draw:end-glue-point="4" svg:d="M6877 11724l3394 4007" svg:viewBox="0 0 3395 4008">
          <text:p/>
        </draw:connector>
        <draw:connector draw:style-name="gr21" draw:text-style-name="P4" draw:layer="layout" draw:type="line" svg:x1="9.107cm" svg:y1="11.743cm" svg:x2="3.901cm" svg:y2="15.768cm" draw:start-shape="id19" draw:start-glue-point="7" draw:end-shape="id15" draw:end-glue-point="4" svg:d="M9107 11743l-5206 4025" svg:viewBox="0 0 5207 4026">
          <text:p/>
        </draw:connector>
        <draw:connector draw:style-name="gr22" draw:text-style-name="P4" draw:layer="layout" draw:type="line" svg:x1="9.107cm" svg:y1="11.743cm" svg:x2="7.285cm" svg:y2="15.75cm" draw:start-shape="id19" draw:start-glue-point="7" draw:end-shape="id16" draw:end-glue-point="4" svg:d="M9107 11743l-1822 4007" svg:viewBox="0 0 1823 4008">
          <text:p/>
        </draw:connector>
        <draw:connector draw:style-name="gr22" draw:text-style-name="P4" draw:layer="layout" draw:type="line" svg:x1="9.107cm" svg:y1="11.743cm" svg:x2="10.271cm" svg:y2="15.731cm" draw:start-shape="id19" draw:start-glue-point="7" draw:end-shape="id17" draw:end-glue-point="4" svg:d="M9107 11743l1164 3988" svg:viewBox="0 0 1165 3989">
          <text:p/>
        </draw:connector>
        <draw:connector draw:style-name="gr23" draw:text-style-name="P4" draw:layer="layout" draw:type="line" svg:x1="11.866cm" svg:y1="11.724cm" svg:x2="7.285cm" svg:y2="15.75cm" draw:start-shape="id20" draw:start-glue-point="7" draw:end-shape="id16" draw:end-glue-point="4" svg:d="M11866 11724l-4581 4026" svg:viewBox="0 0 4582 4027">
          <text:p/>
        </draw:connector>
        <draw:connector draw:style-name="gr23" draw:text-style-name="P4" draw:layer="layout" draw:type="line" svg:x1="11.867cm" svg:y1="11.724cm" svg:x2="10.271cm" svg:y2="15.731cm" draw:end-shape="id17" draw:end-glue-point="4" svg:d="M11867 11724l-1596 4007" svg:viewBox="0 0 1597 4008">
          <text:p/>
        </draw:connector>
        <draw:connector draw:style-name="gr23" draw:text-style-name="P4" draw:layer="layout" draw:type="line" svg:x1="11.867cm" svg:y1="11.724cm" svg:x2="13.201cm" svg:y2="15.713cm" draw:end-shape="id21" draw:end-glue-point="4" svg:d="M11867 11724l1334 3989" svg:viewBox="0 0 1335 3990">
          <text:p/>
        </draw:connector>
        <draw:custom-shape draw:style-name="gr24" draw:text-style-name="P11" draw:layer="layout" svg:width="8.088cm" svg:height="6.407cm" svg:x="3.192cm" svg:y="10.741cm">
          <text:p text:style-name="P10"><text:span text:style-name="T3">Markov blanke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6T20:38:22.202033008</meta:creation-date>
    <dc:date>2020-08-30T09:20:49.624263668</dc:date>
    <meta:editing-duration>PT2H32M19S</meta:editing-duration>
    <meta:editing-cycles>4</meta:editing-cycles>
    <meta:generator>LibreOffice/5.1.6.2$Linux_X86_64 LibreOffice_project/10m0$Build-2</meta:generator>
    <meta:document-statistic meta:object-count="55"/>
  </office:meta>
</office:document-meta>
</file>